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T1" style:family="text">
      <style:text-properties officeooo:rsid="001f2ff7"/>
    </style:style>
    <style:style style:name="T2"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DESCRIPTION TP NUMÉRO 2 INF231 : </text:span></text:p>
      <text:p text:style-name="P1"/>
      <text:p text:style-name="P2">Introduction</text:p>
      <text:p text:style-name="P4"/>
      <text:p text:style-name="P4">Les listes chaînées sont des structures de données dynamiques qui permettent de stocker et de manipuler des éléments de manière efficace. Dans ce rapport, nous présentons cinq implémentations de listes chaînées en C.</text:p>
      <text:p text:style-name="P4"/>
      <text:p text:style-name="P3"><text:s text:c="12"/>Implémentations</text:p>
      <text:p text:style-name="P4"/>
      <text:p text:style-name="P4">1. Suppression d'Occurrences dans une Liste Simplement Chaînée</text:p>
      <text:p text:style-name="P4">- Description : Cette implémentation permet de supprimer toutes les occurrences d'un élément spécifique dans une liste simplement chaînée.</text:p>
      <text:p text:style-name="P4">- Fonctionnalités :</text:p>
      <text:p text:style-name="P4"><text:s text:c="4"/>- Suppression d'éléments en tête de liste</text:p>
      <text:p text:style-name="P4"><text:s text:c="4"/>- Suppression d'éléments dans le reste de la liste</text:p>
      <text:p text:style-name="P4">- Code : #1-lire-un-élément-et-supprimer-toutes-les-occurrences-dans-la-liste</text:p>
      <text:p text:style-name="P4"/>
      <text:p text:style-name="P4">2. Insertion dans une Liste Simplement Chaînée Triée</text:p>
      <text:p text:style-name="P4">- Description : Cette implémentation permet d'insérer des éléments dans une liste simplement chaînée triée.</text:p>
      <text:p text:style-name="Standard">-<text:span text:style-name="T2"> Fonctionnalités :</text:span></text:p>
      <text:p text:style-name="P4"><text:s text:c="4"/>- Insertion d'éléments en tête de liste si nécessaire</text:p>
      <text:p text:style-name="P4"><text:s text:c="4"/>- Insertion d'éléments dans le reste de la liste en maintenant l'ordre trié</text:p>
      <text:p text:style-name="P4">- Code : #2-insertion-dun-élément-dans-une-liste-simplement-chaînée-triée</text:p>
      <text:p text:style-name="P4"/>
      <text:p text:style-name="P4">3. Insertion dans une Liste Doublement Chaînée Triée</text:p>
      <text:p text:style-name="P4">- Description : Cette implémentation permet d'insérer des éléments dans une liste doublement chaînée triée.</text:p>
      <text:p text:style-name="P4">- Fonctionnalités :</text:p>
      <text:p text:style-name="P4"><text:s text:c="4"/>- Insertion d'éléments en tête de liste si nécessaire</text:p>
      <text:p text:style-name="P4"><text:s text:c="4"/>- Insertion d'éléments dans le reste de la liste en maintenant l'ordre trié</text:p>
      <text:p text:style-name="P4"><text:s text:c="4"/>- Mise à jour des pointeurs prev et next pour chaque élément</text:p>
      <text:p text:style-name="P4">- Code : #3-insertion-dun-élément-dans-une-liste-doublement-chaînée-triée</text:p>
      <text:p text:style-name="P4"/>
      <text:p text:style-name="P4">4. Insertion en Tête et en Queue dans une Liste Simplement Chaînée Circulaire</text:p>
      <text:p text:style-name="P4">- Description : Cette implémentation permet d'insérer des éléments en tête et en queue d'une liste simplement chaînée circulaire.</text:p>
      <text:p text:style-name="P4">- Fonctionnalités :</text:p>
      <text:p text:style-name="P4"><text:s text:c="4"/>- Insertion d'éléments en tête de liste</text:p>
      <text:p text:style-name="P4"><text:s text:c="4"/>- Insertion d'éléments en queue de liste</text:p>
      <text:p text:style-name="P4">- Code : #4-insertion-en-tête-et-en-queue-dans-une-liste-simplement-chaînée-circulaire</text:p>
      <text:p text:style-name="P4"/>
      <text:p text:style-name="P4">5. Insertion en Tête et en Queue dans une Liste Doublement Chaînée Circulaire</text:p>
      <text:p text:style-name="P4"><text:soft-page-break/>- Description : Cette implémentation permet d'insérer des éléments en tête et en queue d'une liste doublement chaînée circulaire.</text:p>
      <text:p text:style-name="P4">- Fonctionnalités :</text:p>
      <text:p text:style-name="P4"><text:s text:c="4"/>- Insertion d'éléments en tête de liste</text:p>
      <text:p text:style-name="P4"><text:s text:c="4"/>- Insertion d'éléments en queue de liste</text:p>
      <text:p text:style-name="P4"><text:s text:c="4"/>- Mise à jour des pointeurs prev et next pour chaque élément</text:p>
      <text:p text:style-name="P4">- Code : #5-insertion-en-tête-et-en-queue-dans-une-liste-doublement-chaînée-circulaire</text:p>
      <text:p text:style-name="P4"/>
      <text:p text:style-name="P3"><text:s text:c="8"/>Conclusion :</text:p>
      <text:p text:style-name="P4"/>
      <text:p text:style-name="P4">Ces cinq implémentations de listes chaînées démontrent les différentes façons de manipuler des éléments dans des structures de données dynamiq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2T17:34:42.481444349</meta:creation-date>
    <dc:date>2025-10-02T17:48:29.407395617</dc:date>
    <meta:editing-duration>PT3M35S</meta:editing-duration>
    <meta:editing-cycles>1</meta:editing-cycles>
    <meta:document-statistic meta:table-count="0" meta:image-count="0" meta:object-count="0" meta:page-count="2" meta:paragraph-count="38" meta:word-count="347" meta:character-count="2547" meta:non-whitespace-character-count="2169"/>
    <meta:generator>LibreOffice/7.3.7.2$Linux_X86_64 LibreOffice_project/30$Build-2</meta:generator>
  </office:meta>
</office:document-meta>
</file>